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b7e2" officeooo:paragraph-rsid="0003b7e2"/>
    </style:style>
    <style:style style:name="P2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272822"/>
    </style:style>
    <style:style style:name="P3" style:family="paragraph" style:parent-style-name="Standard">
      <style:text-properties fo:color="#f8f8f2" style:font-name="Droid Sans Mono" fo:font-size="10.5pt" fo:font-weight="normal" officeooo:rsid="0003b7e2" officeooo:paragraph-rsid="0003b7e2" fo:background-color="#272822"/>
    </style:style>
    <style:style style:name="P4" style:family="paragraph" style:parent-style-name="Standard">
      <style:text-properties fo:color="#f8f8f2" style:font-name="Droid Sans Mono" fo:font-size="10.5pt" fo:font-weight="normal" officeooo:rsid="0005a87e" officeooo:paragraph-rsid="0005a87e" fo:background-color="#272822"/>
    </style:style>
    <style:style style:name="P5" style:family="paragraph" style:parent-style-name="Standard">
      <style:paragraph-properties style:line-height-at-least="0.198in"/>
      <style:text-properties fo:color="#f8f8f2" style:font-name="Droid Sans Mono" fo:font-size="10.5pt" fo:font-weight="normal" officeooo:rsid="0006bcc0" officeooo:paragraph-rsid="0006bcc0" fo:background-color="#272822"/>
    </style:style>
    <style:style style:name="P6" style:family="paragraph" style:parent-style-name="Standard">
      <style:text-properties fo:font-size="18pt" style:text-underline-style="solid" style:text-underline-width="auto" style:text-underline-color="font-color" officeooo:rsid="0003b7e2" officeooo:paragraph-rsid="0003b7e2" style:font-size-asian="18pt" style:font-size-complex="18pt"/>
    </style:style>
    <style:style style:name="P7" style:family="paragraph" style:parent-style-name="Standard">
      <style:text-properties fo:font-size="22pt" officeooo:rsid="0003b7e2" officeooo:paragraph-rsid="0003b7e2" style:font-size-asian="22pt" style:font-size-complex="22pt"/>
    </style:style>
    <style:style style:name="P8" style:family="paragraph" style:parent-style-name="Standard">
      <style:text-properties officeooo:rsid="0005a87e" officeooo:paragraph-rsid="0005a87e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Standard">
      <style:text-properties officeooo:paragraph-rsid="0005a87e"/>
    </style:style>
    <style:style style:name="P11" style:family="paragraph" style:parent-style-name="Standard">
      <style:text-properties officeooo:paragraph-rsid="000a86f4"/>
    </style:style>
    <style:style style:name="P12" style:family="paragraph" style:parent-style-name="Standard">
      <style:text-properties officeooo:rsid="000a86f4" officeooo:paragraph-rsid="000a86f4"/>
    </style:style>
    <style:style style:name="T1" style:family="text">
      <style:text-properties fo:color="#a6e22e"/>
    </style:style>
    <style:style style:name="T2" style:family="text">
      <style:text-properties fo:color="#a6e22e" style:text-underline-style="solid" style:text-underline-width="auto" style:text-underline-color="font-color"/>
    </style:style>
    <style:style style:name="T3" style:family="text">
      <style:text-properties fo:color="#a6e22e" style:font-name="Droid Sans Mono" fo:font-size="10.5pt" style:text-underline-style="solid" style:text-underline-width="auto" style:text-underline-color="font-color" fo:font-weight="normal" fo:background-color="#272822" loext:char-shading-value="0"/>
    </style:style>
    <style:style style:name="T4" style:family="text">
      <style:text-properties fo:color="#a6e22e" style:font-name="Droid Sans Mono" fo:font-size="10.5pt" fo:font-weight="normal" fo:background-color="#272822" loext:char-shading-value="0"/>
    </style:style>
    <style:style style:name="T5" style:family="text">
      <style:text-properties fo:color="#f8f8f2" style:font-name="Droid Sans Mono" fo:font-size="10.5pt" fo:font-weight="normal" fo:background-color="#272822" loext:char-shading-value="0"/>
    </style:style>
    <style:style style:name="T6" style:family="text">
      <style:text-properties fo:color="#e6db74"/>
    </style:style>
    <style:style style:name="T7" style:family="text">
      <style:text-properties fo:color="#e6db74" style:font-name="Droid Sans Mono" fo:font-size="10.5pt" fo:font-weight="normal" fo:background-color="#272822" loext:char-shading-value="0"/>
    </style:style>
    <style:style style:name="T8" style:family="text">
      <style:text-properties fo:color="#ae81ff"/>
    </style:style>
    <style:style style:name="T9" style:family="text">
      <style:text-properties officeooo:rsid="0005a87e"/>
    </style:style>
    <style:style style:name="T10" style:family="text">
      <style:text-properties officeooo:rsid="0005cdb2"/>
    </style:style>
    <style:style style:name="T11" style:family="text">
      <style:text-properties fo:color="#66d9ef" style:font-name="Droid Sans Mono" fo:font-size="10.5pt" fo:font-style="italic" fo:font-weight="normal" fo:background-color="#272822" loext:char-shading-value="0"/>
    </style:style>
    <style:style style:name="T12" style:family="text">
      <style:text-properties fo:color="#f92672" style:font-name="Droid Sans Mono" fo:font-size="10.5pt" fo:font-weight="normal" fo:background-color="#272822" loext:char-shading-value="0"/>
    </style:style>
    <style:style style:name="T13" style:family="text">
      <style:text-properties officeooo:rsid="0007fe96"/>
    </style:style>
    <style:style style:name="T14" style:family="text">
      <style:text-properties officeooo:rsid="000a86f4"/>
    </style:style>
    <style:style style:name="T15" style:family="text">
      <style:text-properties fo:font-size="16pt" fo:font-weight="bold" officeooo:rsid="000a86f4" fo:background-color="#e16173" loext:char-shading-value="0" style:font-size-asian="16pt" style:font-weight-asian="bold" style:font-size-complex="16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COMMERCE Futrum</text:p>
      <text:p text:style-name="P1"/>
      <text:p text:style-name="P6">Dudas</text:p>
      <text:p text:style-name="P1"/>
      <text:p text:style-name="P1">-Index de models →<text:span text:style-name="T9"> </text:span>relaciones de tablas</text:p>
      <text:p text:style-name="P3"><text:span text:style-name="T2">Users</text:span>.<text:span text:style-name="T1">belongsToMany</text:span>(<text:span text:style-name="T2">Products</text:span>, { as: <text:span text:style-name="T6">"courses"</text:span>, through: <text:span text:style-name="T6">"users_courses"</text:span> });</text:p>
      <text:p text:style-name="P2"><text:span text:style-name="T2">Products</text:span>.<text:span text:style-name="T1">belongsToMany</text:span>(<text:span text:style-name="T2">Users</text:span>, { as: <text:span text:style-name="T6">"courses"</text:span>, through: <text:span text:style-name="T6">"users_courses"</text:span> });</text:p>
      <text:p text:style-name="P1"/>
      <text:p text:style-name="P1">-Campo review del modelo Products</text:p>
      <text:p text:style-name="P3">review: {</text:p>
      <text:p text:style-name="P9"><text:span text:style-name="T5">type: S.</text:span><text:span text:style-name="T3">ARRAY</text:span><text:span text:style-name="T5">(S.</text:span><text:span text:style-name="T3">TEXT</text:span><text:span text:style-name="T5">),</text:span></text:p>
      <text:p text:style-name="P2">allowNull: <text:span text:style-name="T8">false</text:span>,</text:p>
      <text:p text:style-name="P2">},</text:p>
      <text:p text:style-name="P8">(creo q si fuera un array de numbers sería S.INTEGER/FLOAT)</text:p>
      <text:p text:style-name="P8"/>
      <text:p text:style-name="P8">-Diferencia entre INTEGER y FLOAT</text:p>
      <text:p text:style-name="P10"><text:span text:style-name="T9">-</text:span><text:span text:style-name="T10">server.js → </text:span><text:span text:style-name="T11">const</text:span><text:span text:style-name="T5"> </text:span><text:span text:style-name="T4">sessions</text:span><text:span text:style-name="T5"> </text:span><text:span text:style-name="T12">=</text:span><text:span text:style-name="T5"> </text:span><text:span text:style-name="T4">require</text:span><text:span text:style-name="T5">(</text:span><text:span text:style-name="T7">"express-session"</text:span><text:span text:style-name="T5">);</text:span></text:p>
      <text:p text:style-name="P4">app.<text:span text:style-name="T1">use</text:span>(</text:p>
      <text:p text:style-name="P2"><text:span text:style-name="T1">sessions</text:span>({</text:p>
      <text:p text:style-name="P2">secret: <text:span text:style-name="T6">"futurum"</text:span>,</text:p>
      <text:p text:style-name="P2">resave: <text:span text:style-name="T8">true</text:span>,</text:p>
      <text:p text:style-name="P2">saveUninitialized: <text:span text:style-name="T8">true</text:span>,</text:p>
      <text:p text:style-name="P2">})</text:p>
      <text:p text:style-name="P2">);</text:p>
      <text:p text:style-name="P2"/>
      <text:p text:style-name="P2"/>
      <text:p text:style-name="P5">c shift L → para poder pintar todas las palabras y cambiarlas</text:p>
      <text:p text:style-name="P8"/>
      <text:p text:style-name="P8"/>
      <text:p text:style-name="P8">-<text:span text:style-name="T13">podremos hacer el mismo componente para el login de admin y user ? O van a tener vistas diferentes ? Ejemplo, mismo component pero aprieto un botón si soy admin y me lleva a ese login? Pasa que ahí sería doble estetica front.. no es mejor hacer el mismo login para ambos y que mi componente pregunte al back si es admin para, en el caso de si es así, que redirija al inicio con vista de admin.</text:span></text:p>
      <text:p text:style-name="P8"/>
      <text:p text:style-name="P11"><text:span text:style-name="T9">-</text:span><text:span text:style-name="T14">Ema dijo → entra como un user normal y si es admin (boolean) le aparece el iconito de admin para poder clickear y que lo lleve al panel… </text:span></text:p>
      <text:p text:style-name="P11"/>
      <text:p text:style-name="P11"><text:span text:style-name="T15">¿Qué incluye el panel de modifiación del ADMIN?</text:span><text:span text:style-name="T14"> <text:s/></text:span></text:p>
      <text:p text:style-name="P11"/>
      <text:p text:style-name="P12">-USER</text:p>
      <text:p text:style-name="P12">-CATEGORIES</text:p>
      <text:p text:style-name="P12">-PRODUCT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0:32:29.490582584</meta:creation-date>
    <meta:editing-duration>PT18S</meta:editing-duration>
    <meta:editing-cycles>2</meta:editing-cycles>
    <meta:generator>LibreOffice/6.4.7.2$Linux_X86_64 LibreOffice_project/40$Build-2</meta:generator>
    <dc:date>2022-03-22T10:32:46.137106321</dc:date>
    <meta:document-statistic meta:table-count="0" meta:image-count="0" meta:object-count="0" meta:page-count="1" meta:paragraph-count="27" meta:word-count="196" meta:character-count="1186" meta:non-whitespace-character-count="1014"/>
  </office:meta>
</office:document-meta>
</file>